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5.9mm" svg:y="13.2mm">
            <draw:object draw:notify-on-update-of-ranges="Sheet1.A7:Sheet1.A16 Sheet1.B7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3" calcext:value-type="float">
            <text:p>3.00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3" calcext:value-type="float">
            <text:p>3.0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96" calcext:value-type="float">
            <text:p>9.6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98" calcext:value-type="float">
            <text:p>0.000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488" calcext:value-type="float">
            <text:p>0.003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63" calcext:value-type="float">
            <text:p>0.026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878" calcext:value-type="float">
            <text:p>0.057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2606" calcext:value-type="float">
            <text:p>0.612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0564" calcext:value-type="float">
            <text:p>6.40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.9213" calcext:value-type="float">
            <text:p>76.9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38:15.024958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7:15:19.843324035</meta:creation-date>
    <dc:date>2020-05-18T12:15:25.052499262</dc:date>
    <meta:editing-duration>PT34M19S</meta:editing-duration>
    <meta:editing-cycles>3</meta:editing-cycles>
    <meta:generator>LibreOffice/6.0.7.3$Linux_X86_64 LibreOffice_project/00m0$Build-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Eficiencia Híbrida</text:p>
        </chart:title>
        <chart:legend chart:legend-position="end" svg:x="12.169cm" svg:y="3.952cm" style:legend-expansion="high" chart:style-name="ch3"/>
        <chart:plot-area chart:style-name="ch4" table:cell-range-address="Sheet1.A7:Sheet1.B16" chart:data-source-has-labels="row" svg:x="1.331cm" svg:y="1.275cm" svg:width="10.518cm" svg:height="6.564cm">
          <chartooo:coordinate-region svg:x="3.064cm" svg:y="1.474cm" svg:width="8.598cm" svg:height="5.718cm"/>
          <chart:axis chart:dimension="x" chart:name="primary-x" chart:style-name="ch5">
            <chart:title svg:x="5.739cm" svg:y="8.019cm" chart:style-name="ch6">
              <text:p>Tamaño(n)</text:p>
            </chart:title>
          </chart:axis>
          <chart:axis chart:dimension="y" chart:name="primary-y" chart:style-name="ch7">
            <chart:title svg:x="0.451cm" svg:y="5.527cm" chart:style-name="ch8">
              <text:p>Tiempo(seg)</text:p>
            </chart:title>
            <chart:grid chart:style-name="ch9" chart:class="major"/>
          </chart:axis>
          <chart:series chart:style-name="ch10" chart:values-cell-range-address="Sheet1.B7:Sheet1.B16" loext:label-string="pd" chart:class="chart:scatter">
            <chart:domain table:cell-range-address="Sheet1.A7:Sheet1.A16"/>
            <chart:regression-curve chart:style-name="ch11">
              <chart:equation chart:display-equation="true" chart:display-r-square="true" svg:x="3.038cm" svg:y="1.367cm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7:Sheet1.A16</svg:desc>
                </draw:g>
              </table:table-cell>
              <table:table-cell office:value-type="float" office:value="0.000003">
                <text:p>0.000003</text:p>
                <draw:g>
                  <svg:desc>Sheet1.B7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498">
                <text:p>0.000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3488">
                <text:p>0.00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163">
                <text:p>0.026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57878">
                <text:p>0.057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612606">
                <text:p>0.612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40564">
                <text:p>6.40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6.9213">
                <text:p>76.9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